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403" officeooo:paragraph-rsid="00165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1 setup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35:41.335705453</meta:creation-date>
    <dc:date>2023-09-10T11:36:16.346652212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5.5.2$Linux_X86_64 LibreOffice_project/50$Build-2</meta:generator>
  </office:meta>
</office:document-meta>
</file>